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\, 'Helvetica Neue', '&quot;, Helvetica,', sans-serif, 'font-size: 14px', 'font-style: normal', 'font-variant-ligatures: normal', 'font-variant-caps: normal', 'font-weight: 400', 'letter-spacing: normal', 'orphans: 2', 'text-align: center', 'text-indent: 0px', 'text-transform: none', 'white-space: nowrap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color="#036b52" style:font-name="Verdana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7" style:family="paragraph" style:parent-style-name="Standard">
      <style:paragraph-properties fo:text-align="start" style:justify-single-word="false"/>
      <style:text-properties officeooo:rsid="00211081" officeooo:paragraph-rsid="00211081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11081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Manipulação e Criação de Imagens no Docker</text:p>
      <text:p text:style-name="P2"/>
      <text:p text:style-name="P2"/>
      <text:p text:style-name="P5">Você será capaz de</text:p>
      <text:list xml:id="list3248887439" text:style-name="L1">
        <text:list-item>
          <text:p text:style-name="P3">Criar imagens com Docker;</text:p>
        </text:list-item>
        <text:list-item>
          <text:p text:style-name="P3">Entender a arquitetura de camadas ( layers ) das imagens Docker ;</text:p>
        </text:list-item>
        <text:list-item>
          <text:p text:style-name="P3">Aplicar boas práticas e padrões na criação de imagem;</text:p>
        </text:list-item>
        <text:list-item>
          <text:p text:style-name="P3">"Dockerizar"/Gerar contêineres para suas aplicações;</text:p>
        </text:list-item>
      </text:list>
      <text:p text:style-name="P6"/>
      <text:p text:style-name="P6"/>
      <text:p text:style-name="P6"/>
      <text:p text:style-name="P6"/>
      <text:p text:style-name="P7">comandos</text:p>
      <text:p text:style-name="P7"/>
      <text:p text:style-name="P7">docker images ( Lista todas imagens do computador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\, 'Helvetica Neue', '&quot;, Helvetica,', sans-serif, 'font-size: 14px', 'font-style: normal', 'font-variant-ligatures: normal', 'font-variant-caps: normal', 'font-weight: 400', 'letter-spacing: normal', 'orphans: 2', 'text-align: center', 'text-indent: 0px', 'text-transform: none', 'white-space: nowrap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11081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0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19.2</text:span><text:span text:style-name="MT4"> <text:s text:c="6"/></text:span><text:span text:style-name="MT5"><text:s text:c="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2-02-15T11:03:25.043493303</dc:date>
    <meta:editing-duration>PT36M12S</meta:editing-duration>
    <meta:editing-cycles>5</meta:editing-cycles>
    <meta:generator>LibreOffice/6.4.7.2$Linux_X86_64 LibreOffice_project/40$Build-2</meta:generator>
    <dc:creator>Elton Moreno</dc:creator>
    <meta:document-statistic meta:table-count="0" meta:image-count="1" meta:object-count="0" meta:page-count="1" meta:paragraph-count="9" meta:word-count="59" meta:character-count="418" meta:non-whitespace-character-count="305"/>
  </office:meta>
</office:document-meta>
</file>